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style:font-name="Liberation Serif" fo:font-size="10.5pt" style:font-name-asian="Liberation Serif" style:font-size-asian="10.5pt" style:font-size-complex="10.5pt"/>
    </style:style>
    <style:style style:name="P2" style:family="paragraph" style:parent-style-name="Text_20_body">
      <style:text-properties style:font-name="Liberation Serif" fo:font-size="10.5pt" officeooo:rsid="0026b331" officeooo:paragraph-rsid="0026b331" style:font-name-asian="Liberation Serif" style:font-size-asian="10.5pt" style:font-size-complex="10.5pt"/>
    </style:style>
    <style:style style:name="P3" style:family="paragraph" style:parent-style-name="Text_20_body">
      <style:text-properties style:font-name="Liberation Serif" fo:font-size="10.5pt" officeooo:rsid="00331c67" officeooo:paragraph-rsid="00331c67" style:font-name-asian="Liberation Serif" style:font-size-asian="10.5pt" style:font-size-complex="10.5pt"/>
    </style:style>
    <style:style style:name="P4" style:family="paragraph" style:parent-style-name="Text_20_body">
      <style:text-properties style:font-name="Liberation Serif" fo:font-size="10.5pt" officeooo:paragraph-rsid="003da56b" style:font-name-asian="Liberation Serif" style:font-size-asian="10.5pt" style:font-size-complex="10.5pt"/>
    </style:style>
    <style:style style:name="P5" style:family="paragraph" style:parent-style-name="Text_20_body">
      <style:text-properties style:font-name="Liberation Serif" fo:font-size="10.5pt" officeooo:paragraph-rsid="003faa3e" style:font-name-asian="Liberation Serif" style:font-size-asian="10.5pt" style:font-size-complex="10.5pt"/>
    </style:style>
    <style:style style:name="P6" style:family="paragraph" style:parent-style-name="Text_20_body">
      <style:text-properties style:font-name="Liberation Serif" fo:font-size="10.5pt" officeooo:rsid="00405a81" officeooo:paragraph-rsid="00412da1" style:font-name-asian="Liberation Serif" style:font-size-asian="10.5pt" style:font-size-complex="10.5pt"/>
    </style:style>
    <style:style style:name="P7" style:family="paragraph" style:parent-style-name="Text_20_body">
      <style:text-properties style:font-name="Liberation Serif" fo:font-size="10.5pt" officeooo:rsid="004619dd" officeooo:paragraph-rsid="0047049d" style:font-name-asian="Liberation Serif" style:font-size-asian="10.5pt" style:font-size-complex="10.5pt"/>
    </style:style>
    <style:style style:name="P8" style:family="paragraph" style:parent-style-name="Text_20_body">
      <style:text-properties style:font-name="Liberation Serif" fo:font-size="10.5pt" officeooo:rsid="00493c75" officeooo:paragraph-rsid="004bf796" style:font-name-asian="Liberation Serif" style:font-size-asian="10.5pt" style:font-size-complex="10.5pt"/>
    </style:style>
    <style:style style:name="P9" style:family="paragraph" style:parent-style-name="Text_20_body">
      <style:text-properties style:font-name="Liberation Serif" fo:font-size="10.5pt" officeooo:rsid="0051553a" officeooo:paragraph-rsid="0051553a" style:font-name-asian="Liberation Serif" style:font-size-asian="10.5pt" style:font-size-complex="10.5pt"/>
    </style:style>
    <style:style style:name="P10" style:family="paragraph" style:parent-style-name="Text_20_body">
      <style:paragraph-properties fo:background-color="#eeeeee">
        <style:background-image/>
      </style:paragraph-properties>
      <style:text-properties style:font-name="Liberation Serif" fo:font-size="10.5pt" officeooo:rsid="0025ce85" officeooo:paragraph-rsid="0025ce85" style:font-name-asian="Liberation Serif" style:font-size-asian="10.5pt" style:font-size-complex="10.5pt"/>
    </style:style>
    <style:style style:name="P11" style:family="paragraph" style:parent-style-name="Text_20_body">
      <style:paragraph-properties fo:background-color="#eeeeee">
        <style:background-image/>
      </style:paragraph-properties>
      <style:text-properties style:font-name="Liberation Serif" fo:font-size="10.5pt" officeooo:rsid="002bbc2a" officeooo:paragraph-rsid="002bbc2a" style:font-name-asian="Liberation Serif" style:font-size-asian="10.5pt" style:font-size-complex="10.5pt"/>
    </style:style>
    <style:style style:name="P12" style:family="paragraph" style:parent-style-name="Text_20_body">
      <style:paragraph-properties fo:background-color="#eeeeee">
        <style:background-image/>
      </style:paragraph-properties>
      <style:text-properties style:font-name="Liberation Serif" fo:font-size="10.5pt" officeooo:rsid="00312419" officeooo:paragraph-rsid="00312419" style:font-name-asian="Liberation Serif" style:font-size-asian="10.5pt" style:font-size-complex="10.5pt"/>
    </style:style>
    <style:style style:name="P13" style:family="paragraph" style:parent-style-name="Text_20_body">
      <style:paragraph-properties fo:background-color="#eeeeee">
        <style:background-image/>
      </style:paragraph-properties>
      <style:text-properties style:font-name="Liberation Serif" fo:font-size="10.5pt" officeooo:rsid="00312419" officeooo:paragraph-rsid="00429195" style:font-name-asian="Liberation Serif" style:font-size-asian="10.5pt" style:font-size-complex="10.5pt"/>
    </style:style>
    <style:style style:name="P14" style:family="paragraph" style:parent-style-name="Text_20_body">
      <style:paragraph-properties fo:background-color="#eeeeee">
        <style:background-image/>
      </style:paragraph-properties>
      <style:text-properties style:font-name="Liberation Serif" fo:font-size="10.5pt" officeooo:rsid="00312419" officeooo:paragraph-rsid="005a479d" style:font-name-asian="Liberation Serif" style:font-size-asian="10.5pt" style:font-size-complex="10.5pt"/>
    </style:style>
    <style:style style:name="P15" style:family="paragraph" style:parent-style-name="Text_20_body">
      <style:paragraph-properties fo:background-color="#eeeeee">
        <style:background-image/>
      </style:paragraph-properties>
      <style:text-properties style:font-name="Liberation Serif" fo:font-size="10.5pt" officeooo:rsid="00331c67" officeooo:paragraph-rsid="00331c67" style:font-name-asian="Liberation Serif" style:font-size-asian="10.5pt" style:font-size-complex="10.5pt"/>
    </style:style>
    <style:style style:name="P16" style:family="paragraph" style:parent-style-name="Text_20_body">
      <style:paragraph-properties fo:background-color="#eeeeee">
        <style:background-image/>
      </style:paragraph-properties>
      <style:text-properties style:font-name="Liberation Serif" fo:font-size="10.5pt" officeooo:rsid="00331c67" officeooo:paragraph-rsid="00429195" style:font-name-asian="Liberation Serif" style:font-size-asian="10.5pt" style:font-size-complex="10.5pt"/>
    </style:style>
    <style:style style:name="P17" style:family="paragraph" style:parent-style-name="Text_20_body">
      <style:paragraph-properties fo:background-color="#eeeeee">
        <style:background-image/>
      </style:paragraph-properties>
      <style:text-properties style:font-name="Liberation Serif" fo:font-size="10.5pt" officeooo:rsid="00331c67" officeooo:paragraph-rsid="005a479d" style:font-name-asian="Liberation Serif" style:font-size-asian="10.5pt" style:font-size-complex="10.5pt"/>
    </style:style>
    <style:style style:name="P18" style:family="paragraph" style:parent-style-name="Text_20_body">
      <style:paragraph-properties fo:background-color="#eeeeee">
        <style:background-image/>
      </style:paragraph-properties>
      <style:text-properties style:font-name="Liberation Serif" fo:font-size="10.5pt" officeooo:rsid="003481f8" officeooo:paragraph-rsid="003481f8" style:font-name-asian="Liberation Serif" style:font-size-asian="10.5pt" style:font-size-complex="10.5pt"/>
    </style:style>
    <style:style style:name="P19" style:family="paragraph" style:parent-style-name="Text_20_body">
      <style:paragraph-properties fo:background-color="#eeeeee">
        <style:background-image/>
      </style:paragraph-properties>
      <style:text-properties style:font-name="Liberation Serif" fo:font-size="10.5pt" officeooo:rsid="00405a81" officeooo:paragraph-rsid="00405a81" style:font-name-asian="Liberation Serif" style:font-size-asian="10.5pt" style:font-size-complex="10.5pt"/>
    </style:style>
    <style:style style:name="P20" style:family="paragraph" style:parent-style-name="Text_20_body">
      <style:paragraph-properties fo:background-color="#eeeeee">
        <style:background-image/>
      </style:paragraph-properties>
      <style:text-properties style:font-name="Liberation Serif" fo:font-size="10.5pt" officeooo:rsid="004619dd" officeooo:paragraph-rsid="004619dd" style:font-name-asian="Liberation Serif" style:font-size-asian="10.5pt" style:font-size-complex="10.5pt"/>
    </style:style>
    <style:style style:name="P21" style:family="paragraph" style:parent-style-name="Text_20_body">
      <style:paragraph-properties fo:background-color="#eeeeee">
        <style:background-image/>
      </style:paragraph-properties>
      <style:text-properties style:font-name="Liberation Serif" fo:font-size="10.5pt" officeooo:rsid="0050d215" officeooo:paragraph-rsid="0050d215" style:font-name-asian="Liberation Serif" style:font-size-asian="10.5pt" style:font-size-complex="10.5pt"/>
    </style:style>
    <style:style style:name="P22" style:family="paragraph" style:parent-style-name="Text_20_body">
      <style:paragraph-properties fo:background-color="#eeeeee">
        <style:background-image/>
      </style:paragraph-properties>
      <style:text-properties style:font-name="Liberation Serif" fo:font-size="10.5pt" officeooo:rsid="005a72b4" officeooo:paragraph-rsid="005a72b4" style:font-name-asian="Liberation Serif" style:font-size-asian="10.5pt" style:font-size-complex="10.5pt"/>
    </style:style>
    <style:style style:name="T1" style:family="text">
      <style:text-properties officeooo:rsid="00331c67"/>
    </style:style>
    <style:style style:name="T2" style:family="text">
      <style:text-properties officeooo:rsid="003481f8"/>
    </style:style>
    <style:style style:name="T3" style:family="text">
      <style:text-properties officeooo:rsid="00363715"/>
    </style:style>
    <style:style style:name="T4" style:family="text">
      <style:text-properties officeooo:rsid="00366f52"/>
    </style:style>
    <style:style style:name="T5" style:family="text">
      <style:text-properties officeooo:rsid="003b3feb"/>
    </style:style>
    <style:style style:name="T6" style:family="text">
      <style:text-properties officeooo:rsid="00429195"/>
    </style:style>
    <style:style style:name="T7" style:family="text">
      <style:text-properties officeooo:rsid="00443884"/>
    </style:style>
    <style:style style:name="T8" style:family="text">
      <style:text-properties officeooo:rsid="0049495d"/>
    </style:style>
    <style:style style:name="T9" style:family="text">
      <style:text-properties officeooo:rsid="004bf796"/>
    </style:style>
    <style:style style:name="T10" style:family="text">
      <style:text-properties officeooo:rsid="00532da8"/>
    </style:style>
    <style:style style:name="T11" style:family="text">
      <style:text-properties officeooo:rsid="005a479d"/>
    </style:style>
    <style:style style:name="T12" style:family="text">
      <style:text-properties officeooo:rsid="005ba2db"/>
    </style:style>
    <style:style style:name="T13" style:family="text">
      <style:text-properties officeooo:rsid="005eb51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在C++开发中，经常遇到的一个问题就是与指针相关的内存管理问题，稍有不慎，就会造成内存泄露、内存破坏等严重的问题。不像Java一样，没有指针这个概念，所以也就不必担心与指针相关的一系列问题，但C++不同，从C语言沿袭下来的指针是其一大特点，我们常常要使用new/delete来动态管理内存，那么问题来了，特别是伴随着C++的继承机制，如野指针、无效指针使用、内存泄露、double free、堆碎片等等，这些问题就像地雷一样，一不小心就会踩那么几颗。</text:p>
      <text:p text:style-name="P1">先来谈一下C++类中常见的浅拷贝问题，以及由此引发的double free。什么是浅拷贝？当类中的成员变量包括指针时，而又没有定义自己的拷贝构造函数，那么在拷贝一个对象的情况下，就会调用其默认拷贝构造函数，其实这个函数没做什么事，只是对其成员变量作了个简单的拷贝，也就是所谓的位拷贝，它们指向的还是同一个存储空间，当对象析构时，就会析构多次，也就是double free，下面举例说明。</text:p>
      <text:p text:style-name="P10">class Common</text:p>
      <text:p text:style-name="P10">{</text:p>
      <text:p text:style-name="P10">public:</text:p>
      <text:p text:style-name="P10"><text:s text:c="4"/>Common()</text:p>
      <text:p text:style-name="P10"><text:s text:c="4"/>{</text:p>
      <text:p text:style-name="P10"><text:s text:c="8"/>std::cout &lt;&lt; "Common::Common" &lt;&lt; std::endl;</text:p>
      <text:p text:style-name="P10"><text:s text:c="4"/>}</text:p>
      <text:p text:style-name="P10"></text:p>
      <text:p text:style-name="P10"><text:s text:c="4"/>Common(const Common &amp;r)</text:p>
      <text:p text:style-name="P10"><text:s text:c="4"/>{</text:p>
      <text:p text:style-name="P10"><text:s text:c="8"/>std::cout &lt;&lt; "Common::Common copy-constructor" &lt;&lt; std::endl;</text:p>
      <text:p text:style-name="P10"><text:s text:c="4"/>}</text:p>
      <text:p text:style-name="P10"></text:p>
      <text:p text:style-name="P10"><text:s text:c="4"/>~Common()</text:p>
      <text:p text:style-name="P10"><text:s text:c="4"/>{</text:p>
      <text:p text:style-name="P10"><text:s text:c="8"/>std::cout &lt;&lt; "Common::~Common" &lt;&lt; std::endl;</text:p>
      <text:p text:style-name="P10"><text:s text:c="4"/>}</text:p>
      <text:p text:style-name="P10">};</text:p>
      <text:p text:style-name="P2">类Common是个一般的类，定义了构造、拷贝构造和析构函数，在函数里输出一些log，用以跟踪函数调用情况。</text:p>
      <text:p text:style-name="P11">class BitCopy</text:p>
      <text:p text:style-name="P11">{</text:p>
      <text:p text:style-name="P11">public:</text:p>
      <text:p text:style-name="P11"><text:s text:c="4"/>BitCopy()</text:p>
      <text:p text:style-name="P11"><text:s text:c="8"/>: m_p(new Common)</text:p>
      <text:p text:style-name="P11"><text:s text:c="4"/>{</text:p>
      <text:p text:style-name="P11"><text:s text:c="8"/>std::cout &lt;&lt; "BitCopy::BitCopy" &lt;&lt; std::endl;</text:p>
      <text:p text:style-name="P11"><text:s text:c="4"/>}</text:p>
      <text:p text:style-name="P11"></text:p>
      <text:p text:style-name="P11"><text:s text:c="4"/>~BitCopy()</text:p>
      <text:p text:style-name="P11"><text:s text:c="4"/>{</text:p>
      <text:p text:style-name="P11"><text:s text:c="8"/>std::cout &lt;&lt; "BitCopy::~BitCopy" &lt;&lt; std::endl;</text:p>
      <text:p text:style-name="P11"><text:s text:c="8"/>if (m_p) {</text:p>
      <text:p text:style-name="P11"><text:s text:c="12"/>delete m_p;</text:p>
      <text:p text:style-name="P11"><text:soft-page-break/><text:s text:c="12"/>m_p = NULL;</text:p>
      <text:p text:style-name="P11"><text:s text:c="8"/>}</text:p>
      <text:p text:style-name="P11"><text:s text:c="4"/>}</text:p>
      <text:p text:style-name="P11"></text:p>
      <text:p text:style-name="P11">private:</text:p>
      <text:p text:style-name="P11"><text:s text:c="4"/>Common *m_p;</text:p>
      <text:p text:style-name="P11">};</text:p>
      <text:p text:style-name="P2">类BitCopy就是一个浅拷贝类，成员变量是我们刚定义的类指针，构造函数实例化成员变量，析构函数delete成员变量，没有定义拷贝构造函数。</text:p>
      <text:p text:style-name="P15">int main()</text:p>
      <text:p text:style-name="P15">{</text:p>
      <text:p text:style-name="P12"><text:s text:c="4"/>BitCopy a;</text:p>
      <text:p text:style-name="P12"><text:s text:c="4"/>BitCopy b(a);</text:p>
      <text:p text:style-name="P12"><text:s text:c="4"/><text:span text:style-name="T1">return 0;</text:span></text:p>
      <text:p text:style-name="P15">}</text:p>
      <text:p text:style-name="P3">log如下<text:span text:style-name="T2">：</text:span></text:p>
      <text:p text:style-name="P18">Common::Common</text:p>
      <text:p text:style-name="P18">BitCopy::BitCopy</text:p>
      <text:p text:style-name="P18">BitCopy::~BitCopy</text:p>
      <text:p text:style-name="P18">Common::~Common</text:p>
      <text:p text:style-name="P18">BitCopy::~BitCopy</text:p>
      <text:p text:style-name="P18">Common::~Common</text:p>
      <text:p text:style-name="P18">*** Error in `./<text:span text:style-name="T3">a.out</text:span>': double free or corruption (fasttop): 0x0000000001f4e010 ***</text:p>
      <text:p text:style-name="P18">已放弃 (核心已转储)</text:p>
      <text:p text:style-name="P4"><text:span text:style-name="T4">从上面的log可以看出，对象a调用了构造函数，对象b调用的是默认拷贝构造函数，最后析构了两次，从而造成double free，核心已转储即core dump。</text:span></text:p>
      <text:p text:style-name="P5"><text:span text:style-name="T4">针对以上问题，该怎么解决呢？有两个办法，一个是深拷贝，一个是引用计数。先来看一下深拷贝，深拷贝要定义自己的拷贝构造函数，在函数中给成员变量重新</text:span>分配存储空间<text:span text:style-name="T5">，也就是所谓的值拷贝，这样它们所指向的就是不同的存储空间，析构时不会有问题，但这种方法只适用于较小的数据结构，如果数据结构过大，多次分配存储空间之后，剩余的存储空间将逐渐减小，下面看个例子。</text:span></text:p>
      <text:p text:style-name="P19">class ValueCopy</text:p>
      <text:p text:style-name="P19">{</text:p>
      <text:p text:style-name="P19">public:</text:p>
      <text:p text:style-name="P19"><text:s text:c="4"/>ValueCopy()</text:p>
      <text:p text:style-name="P19"><text:s text:c="8"/>: m_p(new Common)</text:p>
      <text:p text:style-name="P19"><text:s text:c="4"/>{</text:p>
      <text:p text:style-name="P19"><text:s text:c="8"/>std::cout &lt;&lt; "ValueCopy::ValueCopy" &lt;&lt; std::endl;</text:p>
      <text:p text:style-name="P19"><text:s text:c="4"/>}</text:p>
      <text:p text:style-name="P19"></text:p>
      <text:p text:style-name="P19"><text:s text:c="4"/>ValueCopy(const ValueCopy &amp;r)</text:p>
      <text:p text:style-name="P19"><text:s text:c="8"/>: m_p(new Common(*r.m_p))</text:p>
      <text:p text:style-name="P19"><text:s text:c="4"/>{</text:p>
      <text:p text:style-name="P19"><text:soft-page-break/><text:s text:c="8"/>std::cout &lt;&lt; "ValueCopy::ValueCopy copy-constructor" &lt;&lt; std::endl;</text:p>
      <text:p text:style-name="P19"><text:s text:c="4"/>}</text:p>
      <text:p text:style-name="P19"></text:p>
      <text:p text:style-name="P19"><text:s text:c="4"/>~ValueCopy()</text:p>
      <text:p text:style-name="P19"><text:s text:c="4"/>{</text:p>
      <text:p text:style-name="P19"><text:s text:c="8"/>std::cout &lt;&lt; "ValueCopy::~ValueCopy" &lt;&lt; std::endl;</text:p>
      <text:p text:style-name="P19"><text:s text:c="8"/>if (m_p) {</text:p>
      <text:p text:style-name="P19"><text:s text:c="12"/>delete m_p;</text:p>
      <text:p text:style-name="P19"><text:s text:c="12"/>m_p = NULL;</text:p>
      <text:p text:style-name="P19"><text:s text:c="8"/>}</text:p>
      <text:p text:style-name="P19"><text:s text:c="4"/>}</text:p>
      <text:p text:style-name="P19"></text:p>
      <text:p text:style-name="P19">private:</text:p>
      <text:p text:style-name="P19"><text:s text:c="4"/>Common *m_p;</text:p>
      <text:p text:style-name="P19">};</text:p>
      <text:p text:style-name="P6">类ValueCopy是个深拷贝类，与上面例子的浅拷贝类不同的是定义了拷贝构造函数，<text:span text:style-name="T4">在函数中给成员变量重新</text:span>分配存储空间<text:span text:style-name="T5">，下面是用法及log。</text:span></text:p>
      <text:p text:style-name="P16">int main()</text:p>
      <text:p text:style-name="P16">{</text:p>
      <text:p text:style-name="P13"><text:s text:c="4"/><text:span text:style-name="T6">ValueCopy</text:span> <text:span text:style-name="T7">c</text:span>;</text:p>
      <text:p text:style-name="P13"><text:s text:c="4"/><text:span text:style-name="T6">ValueCopy</text:span> <text:span text:style-name="T7">d</text:span>(<text:span text:style-name="T7">c</text:span>);</text:p>
      <text:p text:style-name="P13"><text:s text:c="4"/><text:span text:style-name="T1">return 0;</text:span></text:p>
      <text:p text:style-name="P16">}</text:p>
      <text:p text:style-name="P20">Common::Common</text:p>
      <text:p text:style-name="P20">ValueCopy::ValueCopy</text:p>
      <text:p text:style-name="P20">Common::Common copy-constructor</text:p>
      <text:p text:style-name="P20">ValueCopy::ValueCopy copy-constructor</text:p>
      <text:p text:style-name="P20">ValueCopy::~ValueCopy</text:p>
      <text:p text:style-name="P20">Common::~Common</text:p>
      <text:p text:style-name="P20">ValueCopy::~ValueCopy</text:p>
      <text:p text:style-name="P20">Common::~Common</text:p>
      <text:p text:style-name="P7"><text:span text:style-name="T4">从上面的log可以看出，对象c调用了构造函数，对象d调用的是自定义拷贝构造函数，最后析构了两次而没有问题，可见深拷贝的用处所在。</text:span></text:p>
      <text:p text:style-name="P8">引用计数与深拷贝不同，方法是共享同一块存储空间<text:span text:style-name="T8">，这个对大的数据结构比较有利。使用</text:span>引用计数<text:span text:style-name="T9">，需要在类中定义一个成员变量专门用于计数，初始值为1，后面引用了这个对象就加1，对象销毁时引用减1，但并不真正的delete这个对象，只有当这个成员变量的值为0时才进行delete，例子如下。</text:span></text:p>
      <text:p text:style-name="P21">class A</text:p>
      <text:p text:style-name="P21">{</text:p>
      <text:p text:style-name="P21">public:</text:p>
      <text:p text:style-name="P21"><text:s text:c="4"/>A()</text:p>
      <text:p text:style-name="P21"><text:s text:c="8"/>: m_refCount(1)</text:p>
      <text:p text:style-name="P21"><text:soft-page-break/><text:s text:c="4"/>{</text:p>
      <text:p text:style-name="P21"><text:s text:c="8"/>std::cout &lt;&lt; "A::A" &lt;&lt; std::endl;</text:p>
      <text:p text:style-name="P21"><text:s text:c="4"/>}</text:p>
      <text:p text:style-name="P21"></text:p>
      <text:p text:style-name="P21"><text:s text:c="4"/>A(const A &amp;r)</text:p>
      <text:p text:style-name="P21"><text:s text:c="8"/>: m_refCount(1)</text:p>
      <text:p text:style-name="P21"><text:s text:c="4"/>{</text:p>
      <text:p text:style-name="P21"><text:s text:c="8"/>std::cout &lt;&lt; "A::A copy-constructor" &lt;&lt; std::endl;</text:p>
      <text:p text:style-name="P21"><text:s text:c="4"/>}</text:p>
      <text:p text:style-name="P21"></text:p>
      <text:p text:style-name="P21"><text:s text:c="4"/>~A()</text:p>
      <text:p text:style-name="P21"><text:s text:c="4"/>{</text:p>
      <text:p text:style-name="P21"><text:s text:c="8"/>std::cout &lt;&lt; "A::~A" &lt;&lt; std::endl;</text:p>
      <text:p text:style-name="P21"><text:s text:c="4"/>}</text:p>
      <text:p text:style-name="P21"></text:p>
      <text:p text:style-name="P21"><text:s text:c="4"/>void attach()</text:p>
      <text:p text:style-name="P21"><text:s text:c="4"/>{</text:p>
      <text:p text:style-name="P21"><text:s text:c="8"/>std::cout &lt;&lt; "A::attach" &lt;&lt; std::endl;</text:p>
      <text:p text:style-name="P21"><text:s text:c="8"/>++m_refCount;</text:p>
      <text:p text:style-name="P21"><text:s text:c="4"/>}</text:p>
      <text:p text:style-name="P21"></text:p>
      <text:p text:style-name="P21"><text:s text:c="4"/>void detach()</text:p>
      <text:p text:style-name="P21"><text:s text:c="4"/>{</text:p>
      <text:p text:style-name="P21"><text:s text:c="8"/>if (m_refCount != 0) {</text:p>
      <text:p text:style-name="P21"><text:s text:c="12"/>std::cout &lt;&lt; "A::detach " &lt;&lt; m_refCount &lt;&lt; std::endl;</text:p>
      <text:p text:style-name="P21"><text:s text:c="12"/>if (--m_refCount == 0) {</text:p>
      <text:p text:style-name="P21"><text:s text:c="16"/>delete this;</text:p>
      <text:p text:style-name="P21"><text:s text:c="12"/>}</text:p>
      <text:p text:style-name="P21"><text:s text:c="8"/>}</text:p>
      <text:p text:style-name="P21"><text:s text:c="4"/>}</text:p>
      <text:p text:style-name="P21"></text:p>
      <text:p text:style-name="P21">private:</text:p>
      <text:p text:style-name="P21"><text:s text:c="4"/>int m_refCount;</text:p>
      <text:p text:style-name="P21">};</text:p>
      <text:p text:style-name="P21"></text:p>
      <text:p text:style-name="P21">class B</text:p>
      <text:p text:style-name="P21">{</text:p>
      <text:p text:style-name="P21">public:</text:p>
      <text:p text:style-name="P21"><text:s text:c="4"/>B()</text:p>
      <text:p text:style-name="P21"><text:s text:c="8"/>: m_pA(new A)</text:p>
      <text:p text:style-name="P21"><text:soft-page-break/><text:s text:c="4"/>{</text:p>
      <text:p text:style-name="P21"><text:s text:c="8"/>std::cout &lt;&lt; "B::B" &lt;&lt; std::endl;</text:p>
      <text:p text:style-name="P21"><text:s text:c="4"/>}</text:p>
      <text:p text:style-name="P21"></text:p>
      <text:p text:style-name="P21"><text:s text:c="4"/>B(const B &amp;r)</text:p>
      <text:p text:style-name="P21"><text:s text:c="8"/>: m_pA(r.m_pA)</text:p>
      <text:p text:style-name="P21"><text:s text:c="4"/>{</text:p>
      <text:p text:style-name="P21"><text:s text:c="8"/>std::cout &lt;&lt; "B::B copy-constructor" &lt;&lt; std::endl;</text:p>
      <text:p text:style-name="P21"><text:s text:c="8"/>m_pA-&gt;attach();</text:p>
      <text:p text:style-name="P21"><text:s text:c="4"/>}</text:p>
      <text:p text:style-name="P21"></text:p>
      <text:p text:style-name="P21"><text:s text:c="4"/>~B()</text:p>
      <text:p text:style-name="P21"><text:s text:c="4"/>{</text:p>
      <text:p text:style-name="P21"><text:s text:c="8"/>std::cout &lt;&lt; "B::~B" &lt;&lt; std::endl;</text:p>
      <text:p text:style-name="P21"><text:s text:c="8"/>m_pA-&gt;detach();</text:p>
      <text:p text:style-name="P21"><text:s text:c="4"/>}</text:p>
      <text:p text:style-name="P21"></text:p>
      <text:p text:style-name="P21">private:</text:p>
      <text:p text:style-name="P21"><text:s text:c="4"/>A* m_pA;</text:p>
      <text:p text:style-name="P21">};</text:p>
      <text:p text:style-name="P9">类A用到了引用计数，构造和拷贝构造函数都初始化为<text:span text:style-name="T10">1，attach()函数为引用加1，detach()函数为引用减1，当引用计数值为0时delete对象。类B中的成员变量有个指针指向A，拷贝构造函数中调用了attach()，析构函数中调用了detach()，这样也是一种保护，不会有内存泄露，也不会有double free，log如下。</text:span></text:p>
      <text:p text:style-name="P17">int main()</text:p>
      <text:p text:style-name="P17">{</text:p>
      <text:p text:style-name="P14"><text:s text:c="4"/><text:span text:style-name="T11">B</text:span> e;</text:p>
      <text:p text:style-name="P14"><text:s text:c="4"/><text:span text:style-name="T11">B</text:span> <text:span text:style-name="T11">f</text:span>(<text:span text:style-name="T11">e</text:span>);</text:p>
      <text:p text:style-name="P14"><text:s text:c="4"/><text:span text:style-name="T1">return 0;</text:span></text:p>
      <text:p text:style-name="P17">}</text:p>
      <text:p text:style-name="P22">A::A</text:p>
      <text:p text:style-name="P22">B::B</text:p>
      <text:p text:style-name="P22">B::B copy-constructor</text:p>
      <text:p text:style-name="P22">A::attach</text:p>
      <text:p text:style-name="P22">B::~B</text:p>
      <text:p text:style-name="P22">A::detach 2</text:p>
      <text:p text:style-name="P22">B::~B</text:p>
      <text:p text:style-name="P22">A::detach 1</text:p>
      <text:p text:style-name="P22">A::~A</text:p>
      <text:p text:style-name="P1">从log中可以看出<text:span text:style-name="T12">，指针成员变量的引用计数为2，这是正确的，最后正确delete，没有问题。</text:span></text:p>
      <text:p text:style-name="P1">在类中只要有指针成员变量<text:span text:style-name="T13">，就要注意以上问题，另外，operator=这个赋值操作符也要在适当的时候进行</text:span><text:soft-page-break/><text:span text:style-name="T13">重载。有时候，如果想规避以上问题，可以声明拷贝构造函数和operator=操作符为private而不去实现它们。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njunjie </meta:initial-creator>
    <meta:creation-date>2015-04-14T08:29:43</meta:creation-date>
    <meta:generator>LibreOffice/4.2.8.2$Linux_X86_64 LibreOffice_project/420m0$Build-2</meta:generator>
    <dc:date>2015-10-22T13:55:00.699298747</dc:date>
    <meta:editing-duration>PT1H56M27S</meta:editing-duration>
    <meta:editing-cycles>107</meta:editing-cycles>
    <meta:document-statistic meta:table-count="0" meta:image-count="0" meta:object-count="0" meta:page-count="6" meta:paragraph-count="187" meta:word-count="1526" meta:character-count="4101" meta:non-whitespace-character-count="3203"/>
  </office:meta>
</office:document-meta>
</file>